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99cm" table:align="left" style:shadow="none"/>
    </style:style>
    <style:style style:name="Table1.A" style:family="table-column">
      <style:table-column-properties style:column-width="7.999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6pt" style:font-size-asian="6pt" style:font-size-complex="6pt"/>
    </style:style>
    <style:style style:name="P3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4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6" style:family="paragraph" style:parent-style-name="Table_20_Contents">
      <style:text-properties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DymoFontInvers" fo:font-size="24pt" style:font-size-asian="24pt" style:font-size-complex="24pt"/>
    </style:style>
    <style:style style:name="T1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8">ARPIE</text:span></text:p>
            <text:p text:style-name="P5"><text:span text:style-name="T8">Thankyou for supporting ARPIE!</text:span></text:p>
            <text:p text:style-name="P1"><text:span text:style-name="T8"/></text:p>
            <text:p text:style-name="Table_20_Contents"><text:span text:style-name="T5">The information on this page is the </text:span><text:span text:style-name="T6">bare minimum</text:span><text:span text:style-name="T5"> needed to build the project, however you will find expanded information, build and hints for building your ARPIE at the following URL </text:span><text:a xlink:type="simple" xlink:href="https://github.com/hotchk155/arpie/wiki"><text:span text:style-name="T5">https://github.com/hotchk155/arpie/wiki</text:span></text:a><text:span text:style-name="T5"> </text:span></text:p>
            <text:p text:style-name="P6"><text:span text:style-name="T2"/></text:p>
            <text:p text:style-name="P6"><text:span text:style-name="T2">Unless you are an very experienced in PCB assembly or do not have internet access I suggest you check out that link before going any further. Otherwise – here are the component designators on the ARPIE PCB:</text:span></text:p>
            <text:p text:style-name="P2"><text:span text:style-name="T8"/></text:p>
            <text:p text:style-name="P2"><text:span text:style-name="T8">R1, R2, R3, R4, R18 - </text:span>220 Ohm (red-red-brown code) resistor</text:p>
            <text:p text:style-name="P2"/>
            <text:p text:style-name="P2"><text:span text:style-name="T8">R5, R6, R7, R8 -</text:span>1.5 kOhm (brown-green-red code) resistor</text:p>
            <text:p text:style-name="P2"/>
            <text:p text:style-name="P2"><text:span text:style-name="T8">R9, R10, R13 - </text:span>10 kOhm (brown-black-orange code ) resistor</text:p>
            <text:p text:style-name="P2"/>
            <text:p text:style-name="P2"><text:span text:style-name="T8">R11, R12, R14, R15, R16, R17, R19, R20 - </text:span>1 kOhm (brown-black-red code) resistor</text:p>
            <text:p text:style-name="P2"/>
            <text:p text:style-name="P2"><text:span text:style-name="T8">D1, D2 - </text:span>1N4148 Small Signal Diode (small orange/black glass package). Align cathode stripe with corresponding marking on PCB.</text:p>
            <text:p text:style-name="P2"/>
            <text:p text:style-name="P2"><text:span text:style-name="T8">D3 - </text:span>1N4001 Rectifier Diode (black plastic package, silver lettering). Align cathode stripe with corresponding marking on PCB.</text:p>
            <text:p text:style-name="P2"/>
            <text:p text:style-name="P2"><text:span text:style-name="T8">C1, C2, C3, C4, (C5) - </text:span>100nF Ceramic Capacitor (105 code). C5 is optional and allows auto-reset during firmware upload.</text:p>
            <text:p text:style-name="P2"/>
            <text:p text:style-name="P2"><text:span text:style-name="T8">C5, C6 - </text:span>33pF Ceramic Capacitor (33 code)</text:p>
            <text:p text:style-name="P2"/>
            <text:p text:style-name="P2"><text:span text:style-name="T8">C7, C8 - </text:span>4.7uF Electrolytic Capacitor (polarised, check negative terminal marked on package and PCB)</text:p>
            <text:p text:style-name="P2"/>
            <text:p text:style-name="P2"><text:span text:style-name="T8">X1 - </text:span>16MHz Crystal</text:p>
            <text:p text:style-name="P2"/>
            <text:p text:style-name="P2"><text:span text:style-name="T8">TR1 - </text:span>2N3904 General Purpose NPN Transistor (polarity matters, check outline on PCB)</text:p>
            <text:p text:style-name="P2"/>
            <text:p text:style-name="P3">Solder the IC sockets before fitting IC's. Check orientation of pin 1 notch/dimple with markings on PCB)</text:p>
            <text:p text:style-name="P3"/>
            <text:p text:style-name="P2"><text:span text:style-name="T8">IC1 -</text:span>ATMega328P Microcontroller with firmware </text:p>
            <text:p text:style-name="P2"/>
            <text:p text:style-name="P2"><text:span text:style-name="T8">IC2 - </text:span>PIC12F1822 Microcontroller with firmware</text:p>
            <text:p text:style-name="P2"/>
            <text:p text:style-name="P2"><text:span text:style-name="T8">IC3, IC4 - </text:span>6N138/6N139 High Speed Opto-Coupler</text:p>
            <text:p text:style-name="P2"/>
            <text:p text:style-name="P4">Check voltage regulator (IC5) orientation against markings on the PCB</text:p>
            <text:p text:style-name="P4"/>
            <text:p text:style-name="P4">IC5 - <text:span text:style-name="T11">7805-TO220 +5V Voltage Regulator</text:span></text:p>
            <text:p text:style-name="P4"><text:span text:style-name="T11"/></text:p>
            <text:p text:style-name="P4">LEDs – <text:span text:style-name="T11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4"><text:span text:style-name="T11"/></text:p>
            <text:p text:style-name="P4">Switches, Battery holder + M2.5 nuts/bolts, Sockets, Pin Headers, Standoff Pillars + M3 bolts<text:span text:style-name="T11"> – it should be reasonably obvious where all those bits go but if in any doubt please refer to the build instructions at the URL given above. The supplied 6 pin right-angle header is optional and would be soldered in location </text:span>ICSP1<text:span text:style-name="T11"> where it allows upload of new ARPIE firmware via a suitable cable (e.g. FTDI USB2TTL 5V) and Arduino environment.</text:span></text:p>
            <text:p text:style-name="P4"><text:span text:style-name="T11"/></text:p>
            <text:p text:style-name="P4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4"/>
            <text:p text:style-name="P4">ARPIE is an open source, open hardware project. All input is welcome, from wish-list ideas to actual code. Also if you do something amazing with your ARPIE I'd love to see it </text:p>
            <text:p text:style-name="P4"/>
            <text:p text:style-name="P4">Cheers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Jason Hotchk1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4-25T22:42:05.61</dc:date>
    <dc:creator>Jason Hotchkiss</dc:creator>
    <meta:editing-duration>PT00H24M04S</meta:editing-duration>
    <meta:editing-cycles>3</meta:editing-cycles>
    <meta:generator>OpenOffice.org/3.2$Win32 OpenOffice.org_project/320m18$Build-9502</meta:generator>
    <meta:document-statistic meta:table-count="1" meta:image-count="0" meta:object-count="0" meta:page-count="1" meta:paragraph-count="27" meta:word-count="464" meta:character-count="2792"/>
  </office:meta>
</office:document-meta>
</file>